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můžeme nabídky, nástrojové lišty a klávesové zkratky, a pokud je potřeba, také nové nabídky a lišty přidat. Také lze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